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officeooo:rsid="0014255e" officeooo:paragraph-rsid="0014255e"/>
    </style:style>
    <style:style style:name="P5" style:family="paragraph" style:parent-style-name="Table_20_Contents">
      <style:text-properties officeooo:rsid="0019d5d1" officeooo:paragraph-rsid="0019d5d1"/>
    </style:style>
    <style:style style:name="P6" style:family="paragraph" style:parent-style-name="Table_20_Contents">
      <style:text-properties officeooo:rsid="001c0299" officeooo:paragraph-rsid="001c0299"/>
    </style:style>
    <style:style style:name="P7" style:family="paragraph" style:parent-style-name="Table_20_Contents">
      <style:text-properties officeooo:rsid="001d0730" officeooo:paragraph-rsid="001d0730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 style:list-style-name="L2">
      <style:text-properties officeooo:rsid="0019d5d1" officeooo:paragraph-rsid="0019d5d1"/>
    </style:style>
    <style:style style:name="P10" style:family="paragraph" style:parent-style-name="Table_20_Contents" style:list-style-name="L3">
      <style:text-properties officeooo:rsid="0019d5d1" officeooo:paragraph-rsid="0019d5d1"/>
    </style:style>
    <style:style style:name="P11" style:family="paragraph" style:parent-style-name="Table_20_Contents" style:list-style-name="L5">
      <style:text-properties officeooo:rsid="001d0730" officeooo:paragraph-rsid="001d0730"/>
    </style:style>
    <style:style style:name="P12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d5d1" officeooo:paragraph-rsid="0019d5d1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efined</text:p>
          </table:table-cell>
          <table:table-cell table:style-name="Table1.A1" office:value-type="string">
            <text:p text:style-name="P4">In Progress</text:p>
          </table:table-cell>
          <table:table-cell table:style-name="Table1.C1" office:value-type="string">
            <text:p text:style-name="P4">Complete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8"><text:bookmark text:name="docs-internal-guid-b572ef5e-7fff-30ad-3ccb-e894a752156d"/>Youtube</text:p>
            <text:list xml:id="list3558890410" text:style-name="L1">
              <text:list-item>
                <text:p text:style-name="P13">Video</text:p>
              </text:list-item>
              <text:list-item>
                <text:p text:style-name="P13">Description</text:p>
              </text:list-item>
              <text:list-item>
                <text:p text:style-name="P13">oneweb link</text:p>
              </text:list-item>
              <text:list-item>
                <text:p text:style-name="P13">Thingiverse link</text:p>
              </text:list-item>
              <text:list-item>
                <text:p text:style-name="P13">Source code link</text:p>
              </text:list-item>
              <text:list-item>
                <text:p text:style-name="P13">publis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Oneweb.net</text:p>
            <text:list xml:id="list4081536003" text:style-name="L2">
              <text:list-item>
                <text:p text:style-name="P9">content</text:p>
              </text:list-item>
              <text:list-item>
                <text:p text:style-name="P9">embed video</text:p>
              </text:list-item>
              <text:list-item>
                <text:p text:style-name="P9">intra-oneweb link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Oneweb.org</text:p>
            <text:list xml:id="list2541917353" text:style-name="L3">
              <text:list-item>
                <text:p text:style-name="P10">documentation</text:p>
              </text:list-item>
              <text:list-item>
                <text:p text:style-name="P12"><text:bookmark text:name="docs-internal-guid-36bc716f-7fff-c7fc-9068-69dffc416571"/>Thingiverse link</text:p>
              </text:list-item>
              <text:list-item text:style-override="L4">
                <text:p text:style-name="P14">Source code link</text:p>
              </text:list-item>
              <text:list-item text:style-override="L4">
                <text:p text:style-name="P15"><text:span text:style-name="T1">Embed video</text:span>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b820b522-7fff-955a-6bd0-3ba7c5e8f2eb"/>Google+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4ee9f4f4-7fff-c144-e6f4-9d77fa990ec8"/>Twitt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Facebook</text:p>
            <text:list xml:id="list2189142788" text:style-name="L5">
              <text:list-item>
                <text:p text:style-name="P11">Selenium Group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6T19:26:51.865018230</dc:date>
    <meta:editing-duration>PT1H31M47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1" meta:paragraph-count="25" meta:word-count="51" meta:character-count="280" meta:non-whitespace-character-count="266"/>
  </office:meta>
</office:document-meta>
</file>